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Standard"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 style:family="paragraph" style:parent-style-name="Standard" style:list-style-name="L1"/>
    <style:style style:name="P8"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2">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list-style-name="L1">
      <style:paragraph-properties fo:text-align="justify" style:justify-single-word="false"/>
    </style:style>
    <style:style style:name="P11" style:family="paragraph">
      <style:paragraph-properties style:writing-mode="lr-tb"/>
    </style:style>
    <style:style style:name="P12" style:family="paragraph">
      <style:paragraph-properties style:text-autospace="none"/>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fo:text-align="center"/>
    </style:style>
    <style:style style:name="T1" style:family="text">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2" style:family="text">
      <style:text-properties fo:font-weight="bold" style:font-weight-asian="bold" style:font-weight-complex="bold"/>
    </style:style>
    <style:style style:name="T3" style:family="text"/>
    <style:style style:name="T4"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5"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6"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7"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file-name text:display="name">Tarea_3_especialista_A_licencias</text:file-name></text:p>
      <text:list xml:id="list2548167892" text:style-name="L1">
        <text:list-item>
          <text:p text:style-name="P8">Responde a las siguientes cuestiones (20 min):</text:p>
          <text:list>
            <text:list-item>
              <text:p text:style-name="P8"><text:span text:style-name="T1">Usando el </text:span><text:span text:style-name="T2">epub del tema y</text:span><text:span text:style-name="T1"> el documento “Licencias Software”que están en ikas, y la página:</text:span></text:p>
              <text:p text:style-name="P10"><text:a xlink:type="simple" xlink:href="http://es.wikipedia.org/wiki/Licencia_de_software" text:style-name="Internet_20_link" text:visited-style-name="Visited_20_Internet_20_Link">http://es.wikipedia.org/wiki/Licencia_de_software</text:a><text:span text:style-name="T1"> <text:s/>contesta:</text:span></text:p>
              <text:p text:style-name="P8">- ¿Qué es un licencia?</text:p>
              <text:p text:style-name="P8">- Indica la clasificación de las licencias de software atendiendo a:</text:p>
            </text:list-item>
          </text:list>
        </text:list-item>
      </text:list>
      <text:list xml:id="list4114420933" text:style-name="L2">
        <text:list-item>
          <text:list>
            <text:list-item>
              <text:p text:style-name="P9">los derechos que cada autor se reserva sobre su obra</text:p>
              <text:p text:style-name="P9"/>
            </text:list-item>
          </text:list>
        </text:list-item>
      </text:list>
      <text:list xml:id="list103421979629890" text:continue-list="list2548167892" text:style-name="L1">
        <text:list-item>
          <text:list>
            <text:list-item>
              <text:p text:style-name="P8"><text:s/>Usando el documento “Licencias Software”que está en ikas</text:p>
              <text:list>
                <text:list-item>
                  <text:p text:style-name="P8">Si para el proyecto Partes de Trabajo tu equipo decide una licencia BSD, ¿qué permitiríais?</text:p>
                </text:list-item>
              </text:list>
              <text:p text:style-name="P8"/>
            </text:list-item>
            <text:list-item>
              <text:p text:style-name="P8">Enumera y haz <text:s/>una breve descripción de los distintos tipos de licencias bajo los que se distribuye un software propietario.</text:p>
              <text:p text:style-name="P8"/>
            </text:list-item>
            <text:list-item>
              <text:p text:style-name="P8">Explica que es DRM o gestión de derechos digitales</text:p>
            </text:list-item>
          </text:list>
          <text:p text:style-name="P8"><text:a xlink:type="simple" xlink:href="http://aprenderinternet.about.com/od/SeguridadPrivacidad/a/Drm-O-Gestion-De-Derechos-Digitales.htm" text:style-name="Internet_20_link" text:visited-style-name="Visited_20_Internet_20_Link">http://aprenderinternet.about.com/od/SeguridadPrivacidad/a/Drm-O-Gestion-De-Derechos-Digitales.htm</text:a></text:p>
        </text:list-item>
      </text:list>
      <text:p text:style-name="P2"/>
      <text:p text:style-name="P2"/>
      <text:list xml:id="list103421258887069" text:continue-numbering="true" text:style-name="L1">
        <text:list-item>
          <text:p text:style-name="P7">Reúnete con tu grupo de especialistas y por turnos explicad vuestras ideas (anota nuevas ideas que os aporten) (15 min).</text:p>
        </text:list-item>
      </text:list>
      <text:p text:style-name="Standard"/>
      <text:p text:style-name="Standard"/>
      <text:list xml:id="list103421540711984" text:continue-numbering="true" text:style-name="L1">
        <text:list-item>
          <text:p text:style-name="P8">Reúnete con tu grupo base y por turnos explicad las ideas que hayan salido del grupo de especialistas (15 min, 5 min por especiali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2" draw:style-name="Mgr2" draw:text-style-name="MP4" svg:width="19.021cm" svg:height="1.276cm" svg:x="-0.751cm" svg:y="0.233cm"><draw:text-box><text:p text:style-name="MP2"><text:span text:style-name="MT4">INFORMATIKA-SISTEMAK / SISTEMAS INFORMÁTICOS</text:span></text:p></draw:text-box></draw:frame><draw:rect text:anchor-type="paragraph" draw:z-index="3" draw:style-name="Mgr3" draw:text-style-name="MP5" svg:width="19.52cm" svg:height="3.811cm" svg:x="-1.251cm" svg:y="0cm"><text:p/></draw:rect><draw:frame draw:style-name="Mfr1" draw:name="gráficos1" text:anchor-type="paragraph" svg:x="-0.575cm" svg:y="1.552cm" svg:width="3.868cm" svg:height="1.515cm" draw:z-index="5"><draw:image xlink:href="Pictures/100000000000025A000000EC70CA4FFAD6320E32.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0"><draw:text-box fo:min-height="0.041cm"><text:p text:style-name="Footer"><text:span text:style-name="Page_20_Number"><text:page-number text:select-page="current">0</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dc:title>1</dc:title>
    <meta:creation-date>2013-05-18T08:39:29.39</meta:creation-date>
    <meta:editing-cycles>36</meta:editing-cycles>
    <meta:editing-duration>PT12H37M17S</meta:editing-duration>
    <meta:initial-creator>B I-I</meta:initial-creator>
    <dc:date>2018-03-12T10:34:19.952511439</dc:date>
    <meta:document-statistic meta:table-count="0" meta:image-count="1" meta:object-count="0" meta:page-count="1" meta:paragraph-count="17" meta:word-count="161" meta:character-count="1065" meta:non-whitespace-character-count="927"/>
    <meta:user-defined meta:name="Info 1"/>
    <meta:user-defined meta:name="Info 2"/>
    <meta:user-defined meta:name="Info 3"/>
    <meta:user-defined meta:name="Info 4"/>
    <meta:template xlink:type="simple" xlink:actuate="onRequest" xlink:title="1" xlink:href="../../../../../SI/tareas_a_realizar_sistemas_informaticos.ott" meta:date="2013-05-18T08:39:28.890000000"/>
  </office:meta>
</office:document-meta>
</file>